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0.616cm"/>
    </style:style>
    <style:style style:name="gr8" style:family="graphic" style:parent-style-name="standard">
      <style:graphic-properties draw:stroke="none" svg:stroke-color="#000000" draw:fill="none" draw:fill-color="#ffffff" fo:min-height="2.159cm"/>
    </style:style>
    <style:style style:name="gr9" style:family="graphic" style:parent-style-name="standard">
      <style:graphic-properties draw:stroke="none" svg:stroke-color="#000000" draw:fill="none" draw:fill-color="#ffffff" fo:min-height="0.131cm"/>
    </style:style>
    <style:style style:name="gr10" style:family="graphic" style:parent-style-name="objectwithoutfill">
      <style:graphic-properties draw:stroke="dash" draw:stroke-dash="Fine_20_Dashed_20__28_var_29_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89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stroke="none" svg:stroke-color="#000000" draw:fill="none" draw:fill-color="#ffffff" fo:min-height="2.036cm"/>
    </style:style>
    <style:style style:name="gr14" style:family="graphic" style:parent-style-name="standard">
      <style:graphic-properties draw:stroke="none" svg:stroke-color="#000000" draw:fill="none" draw:fill-color="#ffffff" fo:min-height="0.893cm"/>
    </style:style>
    <style:style style:name="gr15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301cm" svg:height="2.158cm" svg:x="0.365cm" svg:y="11.287cm" svg:viewBox="0 0 3302 2159" draw:points="3302,0 0,0 0,2159 3302,1143">
          <text:p/>
        </draw:polygon>
        <draw:custom-shape draw:style-name="gr2" draw:text-style-name="P1" draw:layer="layout" svg:width="11.43cm" svg:height="1.016cm" svg:x="4.81cm" svg:y="24.876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4.698cm" svg:height="2.539cm" svg:x="18.907cm" svg:y="12.176cm" svg:viewBox="0 0 4699 2540" draw:points="0,2540 4699,1651 4064,0 0,508">
          <text:p/>
        </draw:polygon>
        <draw:custom-shape draw:style-name="gr2" draw:text-style-name="P1" draw:layer="layout" svg:width="14.097cm" svg:height="5.08cm" svg:x="4.048cm" svg:y="3.81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9.255cm" svg:y="4.048cm">
          <draw:text-box>
            <text:p>9 3/4”</text:p>
          </draw:text-box>
        </draw:frame>
        <draw:frame draw:style-name="gr3" draw:layer="layout" svg:width="2.998cm" svg:height="0.962cm" svg:x="17.002cm" svg:y="5.699cm">
          <draw:text-box>
            <text:p>6”</text:p>
          </draw:text-box>
        </draw:frame>
        <draw:line draw:style-name="gr4" draw:text-style-name="P1" draw:layer="layout" svg:x1="5.572cm" svg:y1="25.892cm" svg:x2="4.81cm" svg:y2="25.892cm">
          <text:p/>
        </draw:line>
        <draw:line draw:style-name="gr4" draw:text-style-name="P1" draw:layer="layout" svg:x1="4.81cm" svg:y1="20.304cm" svg:x2="4.81cm" svg:y2="25.892cm">
          <text:p/>
        </draw:line>
        <draw:line draw:style-name="gr4" draw:text-style-name="P1" draw:layer="layout" svg:x1="16.113cm" svg:y1="20.304cm" svg:x2="4.81cm" svg:y2="20.304cm">
          <text:p/>
        </draw:line>
        <draw:line draw:style-name="gr4" draw:text-style-name="P1" draw:layer="layout" svg:x1="16.24cm" svg:y1="25.892cm" svg:x2="16.24cm" svg:y2="20.304cm">
          <text:p/>
        </draw:line>
        <draw:line draw:style-name="gr4" draw:text-style-name="P1" draw:layer="layout" svg:x1="15.605cm" svg:y1="25.892cm" svg:x2="16.24cm" svg:y2="25.892cm">
          <text:p/>
        </draw:line>
        <draw:frame draw:style-name="gr5" draw:layer="layout" svg:width="4.318cm" svg:height="1.266cm" svg:x="10.017cm" svg:y="20.435cm">
          <draw:text-box>
            <text:p>8”</text:p>
          </draw:text-box>
        </draw:frame>
        <draw:frame draw:style-name="gr6" draw:layer="layout" svg:width="4.191cm" svg:height="1.27cm" svg:x="15.024cm" svg:y="22.59cm">
          <draw:text-box>
            <text:p>6”</text:p>
          </draw:text-box>
        </draw:frame>
        <draw:line draw:style-name="gr4" draw:text-style-name="P1" draw:layer="layout" svg:x1="3.286cm" svg:y1="3.817cm" svg:x2="4.175cm" svg:y2="3.817cm">
          <text:p/>
        </draw:line>
        <draw:line draw:style-name="gr4" draw:text-style-name="P1" draw:layer="layout" svg:x1="2.778cm" svg:y1="8.77cm" svg:x2="4.175cm" svg:y2="8.77cm">
          <text:p/>
        </draw:line>
        <draw:frame draw:style-name="gr7" draw:layer="layout" svg:width="3.175cm" svg:height="0.962cm" svg:x="2.778cm" svg:y="9.024cm">
          <draw:text-box>
            <text:p>3/4”</text:p>
          </draw:text-box>
        </draw:frame>
        <draw:frame draw:style-name="gr8" draw:layer="layout" svg:width="1.905cm" svg:height="2.409cm" svg:x="3.032cm" svg:y="2.928cm">
          <draw:text-box>
            <text:p>1/2”</text:p>
          </draw:text-box>
        </draw:frame>
        <draw:custom-shape draw:style-name="gr2" draw:text-style-name="P1" draw:layer="layout" svg:width="5.969cm" svg:height="3.048cm" svg:x="7.112cm" svg:y="7.627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048cm" svg:height="0.962cm" svg:x="11.176cm" svg:y="8.928cm">
          <draw:text-box>
            <text:p>2 3/4”</text:p>
          </draw:text-box>
        </draw:frame>
        <draw:frame draw:style-name="gr8" draw:layer="layout" svg:width="3.048cm" svg:height="2.409cm" svg:x="9.382cm" svg:y="7.735cm">
          <draw:text-box>
            <text:p>3 3/4”</text:p>
          </draw:text-box>
        </draw:frame>
        <draw:frame draw:style-name="gr8" draw:layer="layout" svg:width="3.302cm" svg:height="2.409cm" svg:x="4.937cm" svg:y="9.151cm">
          <draw:text-box>
            <text:p>2”</text:p>
          </draw:text-box>
        </draw:frame>
        <draw:custom-shape draw:style-name="gr2" draw:text-style-name="P1" draw:layer="layout" svg:width="6.477cm" svg:height="6.477cm" svg:x="14.081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477cm" svg:height="6.477cm" svg:x="1.508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8.128cm" svg:height="0.962cm" svg:x="2.651cm" svg:y="13.192cm">
          <draw:text-box>
            <text:p>Ø 5”</text:p>
          </draw:text-box>
        </draw:frame>
        <draw:frame draw:style-name="gr9" draw:layer="layout" svg:width="8.128cm" svg:height="0.962cm" svg:x="15.097cm" svg:y="13.192cm">
          <draw:text-box>
            <text:p>Ø 5”</text:p>
          </draw:text-box>
        </draw:frame>
        <draw:line draw:style-name="gr10" draw:text-style-name="P1" draw:layer="layout" svg:x1="17.383cm" svg:y1="9.001cm" svg:x2="17.383cm" svg:y2="16.748cm">
          <text:p/>
        </draw:line>
        <draw:frame draw:style-name="gr9" draw:layer="layout" svg:width="8.128cm" svg:height="0.962cm" svg:x="17.51cm" svg:y="11.16cm">
          <draw:text-box>
            <text:p>6 1/4””</text:p>
          </draw:text-box>
        </draw:frame>
        <draw:line draw:style-name="gr10" draw:text-style-name="P1" draw:layer="layout" svg:x1="18.145cm" svg:y1="8.366cm" svg:x2="23.225cm" svg:y2="8.366cm">
          <text:p/>
        </draw:line>
        <draw:line draw:style-name="gr10" draw:text-style-name="P1" draw:layer="layout" svg:x1="23.225cm" svg:y1="12.684cm" svg:x2="23.225cm" svg:y2="6.969cm">
          <text:p/>
        </draw:line>
        <draw:frame draw:style-name="gr7" draw:layer="layout" svg:width="4.048cm" svg:height="0.962cm" svg:x="19.177cm" svg:y="7.223cm">
          <draw:text-box>
            <text:p>4 1/4”</text:p>
          </draw:text-box>
        </draw:frame>
        <draw:line draw:style-name="gr10" draw:text-style-name="P1" draw:layer="layout" svg:x1="0.365cm" svg:y1="13.7cm" svg:x2="0.365cm" svg:y2="7.096cm">
          <text:p/>
        </draw:line>
        <draw:line draw:style-name="gr10" draw:text-style-name="P1" draw:layer="layout" svg:x1="4.048cm" svg:y1="7.477cm" svg:x2="0.365cm" svg:y2="7.477cm">
          <text:p/>
        </draw:line>
        <draw:frame draw:style-name="gr7" draw:layer="layout" svg:width="3.175cm" svg:height="0.962cm" svg:x="1.754cm" svg:y="6.488cm">
          <draw:text-box>
            <text:p>3”</text:p>
          </draw:text-box>
        </draw:frame>
        <draw:custom-shape draw:style-name="gr2" draw:text-style-name="P1" draw:layer="layout" svg:width="3.175cm" svg:height="2.046cm" svg:x="2.524cm" svg:y="26.6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046cm" svg:x="15.224cm" svg:y="26.65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.524cm" svg:y1="26.273cm" svg:x2="18.399cm" svg:y2="26.273cm">
          <text:p/>
        </draw:line>
        <draw:frame draw:style-name="gr11" draw:layer="layout" svg:width="3.175cm" svg:height="1.139cm" svg:x="9.509cm" svg:y="26.273cm">
          <draw:text-box>
            <text:p>11 1/2”</text:p>
          </draw:text-box>
        </draw:frame>
        <draw:line draw:style-name="gr10" draw:text-style-name="P1" draw:layer="layout" svg:x1="15.986cm" svg:y1="20.304cm" svg:x2="15.986cm" svg:y2="25.892cm">
          <text:p/>
        </draw:line>
        <draw:frame draw:style-name="gr6" draw:layer="layout" svg:width="4.191cm" svg:height="1.27cm" svg:x="4.81cm" svg:y="24.876cm">
          <draw:text-box>
            <text:p>1”</text:p>
          </draw:text-box>
        </draw:frame>
        <draw:frame draw:style-name="gr5" draw:layer="layout" svg:width="4.318cm" svg:height="1.266cm" svg:x="3.286cm" svg:y="26.654cm">
          <draw:text-box>
            <text:p>2 3/4”</text:p>
          </draw:text-box>
        </draw:frame>
        <draw:frame draw:style-name="gr12" draw:layer="layout" svg:width="3.921cm" svg:height="0.962cm" svg:x="0cm" svg:y="2.016cm">
          <draw:text-box>
            <text:p>Front</text:p>
          </draw:text-box>
        </draw:frame>
        <draw:frame draw:style-name="gr12" draw:layer="layout" svg:width="3.921cm" svg:height="0.962cm" svg:x="17.907cm" svg:y="2.143cm">
          <draw:text-box>
            <text:p>Rear</text:p>
          </draw:text-box>
        </draw:frame>
        <draw:line draw:style-name="gr10" draw:text-style-name="P1" draw:layer="layout" svg:x1="1.508cm" svg:y1="13.573cm" svg:x2="1.508cm" svg:y2="8.112cm">
          <text:p/>
        </draw:line>
        <draw:line draw:style-name="gr10" draw:text-style-name="P1" draw:layer="layout" svg:x1="4.048cm" svg:y1="8.366cm" svg:x2="1.508cm" svg:y2="8.366cm">
          <text:p/>
        </draw:line>
        <draw:frame draw:style-name="gr7" draw:layer="layout" svg:width="3.175cm" svg:height="0.962cm" svg:x="1.955cm" svg:y="7.588cm">
          <draw:text-box>
            <text:p>1 1/2”</text:p>
          </draw:text-box>
        </draw:frame>
        <draw:frame draw:style-name="gr12" draw:layer="layout" svg:width="3.921cm" svg:height="0.962cm" svg:x="8.747cm" svg:y="19.034cm">
          <draw:text-box>
            <text:p>From Rear</text:p>
          </draw:text-box>
        </draw:frame>
        <draw:frame draw:style-name="gr12" draw:layer="layout" svg:width="3.921cm" svg:height="0.962cm" svg:x="2.143cm" svg:y="22.59cm">
          <draw:text-box>
            <text:p>Left</text:p>
          </draw:text-box>
        </draw:frame>
        <draw:frame draw:style-name="gr12" draw:layer="layout" svg:width="3.921cm" svg:height="0.962cm" svg:x="17.256cm" svg:y="22.59cm">
          <draw:text-box>
            <text:p>Right</text:p>
          </draw:text-box>
        </draw:frame>
      </draw:page>
      <draw:page draw:name="page2" draw:style-name="dp1" draw:master-page-name="Default">
        <draw:custom-shape draw:style-name="gr2" draw:text-style-name="P1" draw:layer="layout" svg:width="6.35cm" svg:height="0.635cm" svg:x="6.588cm" svg:y="17.6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0.508cm" svg:x="11.668cm" svg:y="13.31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1.016cm" svg:height="0.508cm" svg:x="6.842cm" svg:y="13.31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6.35cm" svg:height="7.874cm" svg:x="6.588cm" svg:y="5.44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667cm" svg:height="1.266cm" svg:x="8.62cm" svg:y="5.826cm">
          <draw:text-box>
            <text:p>5 3/16”</text:p>
          </draw:text-box>
        </draw:frame>
        <draw:frame draw:style-name="gr5" draw:layer="layout" svg:width="2.667cm" svg:height="1.266cm" svg:x="8.747cm" svg:y="12.43cm">
          <draw:text-box>
            <text:p>5 1/4”</text:p>
          </draw:text-box>
        </draw:frame>
        <draw:frame draw:style-name="gr13" draw:layer="layout" svg:width="2.667cm" svg:height="2.286cm" svg:x="6.588cm" svg:y="8.747cm">
          <draw:text-box>
            <text:p>6 3/8”</text:p>
          </draw:text-box>
        </draw:frame>
        <draw:frame draw:style-name="gr14" draw:layer="layout" svg:width="2.667cm" svg:height="1.143cm" svg:x="8.369cm" svg:y="15.224cm">
          <draw:text-box>
            <text:p>3 7/8”</text:p>
          </draw:text-box>
        </draw:frame>
        <draw:custom-shape draw:style-name="gr2" draw:text-style-name="P1" draw:layer="layout" svg:width="10.033cm" svg:height="0.635cm" svg:x="4.864cm" svg:y="4.81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4.445cm" svg:height="1.016cm" svg:x="8.674cm" svg:y="3.921cm">
          <draw:text-box>
            <text:p>8 1/16”</text:p>
          </draw:text-box>
        </draw:frame>
        <draw:frame draw:style-name="gr13" draw:layer="layout" svg:width="2.667cm" svg:height="2.286cm" svg:x="14.97cm" svg:y="4.683cm">
          <draw:text-box>
            <text:p>3/4”</text:p>
          </draw:text-box>
        </draw:frame>
        <draw:custom-shape draw:style-name="gr2" draw:text-style-name="P1" draw:layer="layout" svg:width="0.635cm" svg:height="5.842cm" svg:x="6.588cm" svg:y="13.3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6cm" svg:height="5.842cm" svg:x="12.303cm" svg:y="13.319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031cm" svg:y1="18.272cm" svg:x2="9.031cm" svg:y2="16.113cm">
          <text:p/>
        </draw:line>
        <draw:line draw:style-name="gr10" draw:text-style-name="P1" draw:layer="layout" svg:x1="9.031cm" svg:y1="15.351cm" svg:x2="9.031cm" svg:y2="13.319cm">
          <text:p/>
        </draw:line>
        <draw:frame draw:style-name="gr13" draw:layer="layout" svg:width="2.667cm" svg:height="2.286cm" svg:x="14.589cm" svg:y="18.272cm">
          <draw:text-box>
            <text:p>1”</text:p>
          </draw:text-box>
        </draw:frame>
        <draw:line draw:style-name="gr4" draw:text-style-name="P1" draw:layer="layout" svg:x1="12.938cm" svg:y1="16.367cm" svg:x2="13.954cm" svg:y2="16.367cm">
          <text:p/>
        </draw:line>
        <draw:frame draw:style-name="gr15" draw:layer="layout" svg:width="4.445cm" svg:height="1.016cm" svg:x="13.265cm" svg:y="16.875cm">
          <draw:text-box>
            <text:p>1 13/16”</text:p>
          </draw:text-box>
        </draw:frame>
        <draw:line draw:style-name="gr4" draw:text-style-name="P1" draw:layer="layout" svg:x1="5.438cm" svg:y1="16.367cm" svg:x2="6.454cm" svg:y2="16.367cm">
          <text:p/>
        </draw:line>
        <draw:custom-shape draw:style-name="gr2" draw:text-style-name="P1" draw:layer="layout" svg:width="9.398cm" svg:height="0.889cm" svg:x="5.118cm" svg:y="18.27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865cm" svg:y1="9.255cm" svg:x2="14.081cm" svg:y2="9.255cm">
          <text:p/>
        </draw:line>
        <draw:frame draw:style-name="gr15" draw:layer="layout" svg:width="4.445cm" svg:height="1.016cm" svg:x="13.192cm" svg:y="12.938cm">
          <draw:text-box>
            <text:p>5 1/16”</text:p>
          </draw:text-box>
        </draw:frame>
        <draw:line draw:style-name="gr10" draw:text-style-name="P1" draw:layer="layout" svg:x1="13.319cm" svg:y1="16.367cm" svg:x2="13.319cm" svg:y2="18.272cm">
          <text:p/>
        </draw:line>
        <draw:line draw:style-name="gr10" draw:text-style-name="P1" draw:layer="layout" svg:x1="13.319cm" svg:y1="9.128cm" svg:x2="13.319cm" svg:y2="16.367cm">
          <text:p/>
        </draw:line>
        <draw:frame draw:style-name="gr15" draw:layer="layout" svg:width="4.318cm" svg:height="1.016cm" svg:x="9.255cm" svg:y="19.288cm">
          <draw:text-box>
            <text:p>8”</text:p>
          </draw:text-box>
        </draw:frame>
        <draw:frame draw:style-name="gr12" draw:layer="layout" svg:width="3.921cm" svg:height="0.962cm" svg:x="16.648cm" svg:y="10.833cm">
          <draw:text-box>
            <text:p>Left</text:p>
          </draw:text-box>
        </draw:frame>
        <draw:frame draw:style-name="gr15" draw:layer="layout" svg:width="3.921cm" svg:height="1.016cm" svg:x="2.144cm" svg:y="10.779cm">
          <draw:text-box>
            <text:p>Right</text:p>
          </draw:text-box>
        </draw:frame>
        <draw:frame draw:style-name="gr12" draw:layer="layout" svg:width="3.921cm" svg:height="0.962cm" svg:x="8.128cm" svg:y="2.524cm">
          <draw:text-box>
            <text:p>From Front</text:p>
          </draw:text-box>
        </draw:frame>
        <draw:custom-shape draw:style-name="gr2" draw:text-style-name="P1" draw:layer="layout" svg:width="3.302cm" svg:height="4.318cm" svg:x="13.954cm" svg:y="20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4.318cm" svg:x="2.959cm" svg:y="20.30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_20__28_var_29_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7T21:24:12</meta:creation-date>
    <dc:date>2012-10-07T22:14:06</dc:date>
    <meta:editing-duration>PT34M41S</meta:editing-duration>
    <meta:editing-cycles>2</meta:editing-cycles>
    <meta:generator>LibreOffice/3.6$Linux_X86_64 LibreOffice_project/360m1$Build-2</meta:generator>
    <meta:document-statistic meta:object-count="78"/>
  </office:meta>
</office:document-meta>
</file>